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orting an Arra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sort() Method</text:p>
          </draw:text-box>
        </draw:frame>
        <draw:frame draw:style-name="gr2" draw:text-style-name="P3" draw:layer="layout" svg:width="25cm" svg:height="3.095cm" svg:x="1cm" svg:y="3cm">
          <draw:text-box>
            <text:p>The sort() method sorts an array alphabetically: </text:p>
            <text:p/>
            <text:p>const fruits = ["Banana", "Orange", "Apple", "Mango"];</text:p>
            <text:p>fruits.sort();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eversing an Array</text:p>
          </draw:text-box>
        </draw:frame>
        <draw:frame draw:style-name="gr2" draw:text-style-name="P3" draw:layer="layout" svg:width="26cm" svg:height="5.228cm" svg:x="1cm" svg:y="3cm">
          <draw:text-box>
            <text:p>The reverse() method reverses the elements in an array.</text:p>
            <text:p/>
            <text:p>You can use it to sort an array in descending order: </text:p>
            <text:p/>
            <text:p>const fruits = ["Banana", "Orange", "Apple", "Mango"];</text:p>
            <text:p>fruits.sort();</text:p>
            <text:p>fruits.reverse(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Numeric Sort and Compare Function</text:p>
          </draw:text-box>
        </draw:frame>
        <draw:frame draw:style-name="gr2" draw:text-style-name="P3" draw:layer="layout" svg:width="25.5cm" svg:height="9.494cm" svg:x="1cm" svg:y="3cm">
          <draw:text-box>
            <text:p>By default, the sort() function sorts values as strings.</text:p>
            <text:p/>
            <text:p>This works well for strings ("Apple" comes before "Banana").</text:p>
            <text:p/>
            <text:p>However, if numbers are sorted as strings, "25" is bigger than "100", because "2" is bigger than "1".</text:p>
            <text:p/>
            <text:p>Because of this, the sort() method will produce incorrect result when sorting numbers.</text:p>
            <text:p/>
            <text:p>You can fix this by providing a compare function:</text:p>
            <text:p/>
            <text:p>const points = [40, 100, 1, 5, 25, 10];</text:p>
            <text:p>points.sort(function(a, b){return a - b}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3cm" svg:height="3.095cm" svg:x="1cm" svg:y="3cm">
          <draw:text-box>
            <text:p>Use the same trick to sort an array descending:</text:p>
            <text:p/>
            <text:p>const points = [40, 100, 1, 5, 25, 10];</text:p>
            <text:p>points.sort(function(a, b){return b - a}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The Compare Function</text:p>
          </draw:text-box>
        </draw:frame>
        <draw:frame draw:style-name="gr2" draw:text-style-name="P3" draw:layer="layout" svg:width="27cm" svg:height="10.205cm" svg:x="0.5cm" svg:y="3cm">
          <draw:text-box>
            <text:p>The purpose of the compare function is to define an alternative sort order.</text:p>
            <text:p/>
            <text:p>The compare function should return a negative, zero, or positive value, depending on the arguments:</text:p>
            <text:p>function(a, b){return a - b}</text:p>
            <text:p/>
            <text:p>When the sort() function compares two values, it sends the values to the compare function, and sorts the values according to the returned (negative, zero, positive) value.</text:p>
            <text:p/>
            <text:p>If the result is negative, a is sorted before b.</text:p>
            <text:p/>
            <text:p>If the result is positive, b is sorted before a.</text:p>
            <text:p/>
            <text:p>If the result is 0, no changes are done with the sort order of the two value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5cm" svg:height="5.939cm" svg:x="1cm" svg:y="3cm">
          <draw:text-box>
            <text:p>Example:</text:p>
            <text:p/>
            <text:p>The compare function compares all the values in the array, two values at a time (a, b).</text:p>
            <text:p/>
            <text:p>When comparing 40 and 100, the sort() method calls the compare function(40, 100).</text:p>
            <text:p/>
            <text:p>The function calculates 40 - 100 (a - b), and since the result is negative (-60), <text:s/>the sort function will sort 40 as a value lower than 100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Shuffling an Array</text:p>
          </draw:text-box>
        </draw:frame>
        <draw:frame draw:style-name="gr2" draw:text-style-name="P6" draw:layer="layout" svg:width="26cm" svg:height="10.916cm" svg:x="1cm" svg:y="3cm">
          <draw:text-box>
            <text:p text:style-name="P5"><text:span text:style-name="T1">The Fisher Yates Method</text:span></text:p>
            <text:p text:style-name="P5"><text:span text:style-name="T1"/></text:p>
            <text:p text:style-name="P5"><text:span text:style-name="T2">The most popular correct method, is called the Fisher Yates shuffle, and was introduced in data science as early as 1938!</text:span></text:p>
            <text:p text:style-name="P5"><text:span text:style-name="T2"/></text:p>
            <text:p text:style-name="P5"><text:span text:style-name="T2">In JavaScript the method can be translated to this:</text:span></text:p>
            <text:p text:style-name="P5"><text:span text:style-name="T2"/></text:p>
            <text:p text:style-name="P5"><text:span text:style-name="T3">const points = [40, 100, 1, 5, 25, 10];</text:span></text:p>
            <text:p text:style-name="P5"><text:span text:style-name="T3"/></text:p>
            <text:p text:style-name="P5"><text:span text:style-name="T3">for (let i = points.length -1; i &gt; 0; i--) {</text:span></text:p>
            <text:p text:style-name="P5"><text:span text:style-name="T3"><text:s text:c="2"/></text:span><text:span text:style-name="T3">let j = Math.floor(Math.random() * (i+1));</text:span></text:p>
            <text:p text:style-name="P5"><text:span text:style-name="T3"><text:s text:c="2"/></text:span><text:span text:style-name="T3">let k = points[i];</text:span></text:p>
            <text:p text:style-name="P5"><text:span text:style-name="T3"><text:s text:c="2"/></text:span><text:span text:style-name="T3">points[i] = points[j];</text:span></text:p>
            <text:p text:style-name="P5"><text:span text:style-name="T3"><text:s text:c="2"/></text:span><text:span text:style-name="T3">points[j] = k;</text:span></text:p>
            <text:p text:style-name="P5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Using Math.max() on an Array</text:p>
          </draw:text-box>
        </draw:frame>
        <draw:frame draw:style-name="gr2" draw:text-style-name="P3" draw:layer="layout" svg:width="23.5cm" svg:height="9.494cm" svg:x="1cm" svg:y="3.5cm">
          <draw:text-box>
            <text:p>You can use Math.max.apply to find the highest number in an array:</text:p>
            <text:p/>
            <text:p><text:span text:style-name="T4">function myArrayMax(arr) {</text:span></text:p>
            <text:p><text:span text:style-name="T4"><text:s text:c="2"/></text:span><text:span text:style-name="T4">return Math.max.apply(null, arr);</text:span></text:p>
            <text:p><text:span text:style-name="T4">}</text:span></text:p>
            <text:p/>
            <text:p>Math.max.apply(null, [1, 2, 3]) is equivalent to Math.max(1, 2, 3).</text:p>
            <text:p/>
            <text:p>OR</text:p>
            <text:p><text:s/></text:p>
            <text:p>Equivalently, using the ‘spread’ operator:</text:p>
            <text:p/>
            <text:p><text:span text:style-name="T4">Math.max(...[1,2,3]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Using Math.min() on an Array</text:p>
          </draw:text-box>
        </draw:frame>
        <draw:frame draw:style-name="gr2" draw:text-style-name="P3" draw:layer="layout" svg:width="23cm" svg:height="8.072cm" svg:x="1cm" svg:y="3cm">
          <draw:text-box>
            <text:p>You can use Math.min.apply to find the lowest number in an array:</text:p>
            <text:p/>
            <text:p><text:span text:style-name="T4">function myArrayMin(arr) {</text:span></text:p>
            <text:p><text:span text:style-name="T4"><text:s text:c="2"/></text:span><text:span text:style-name="T4">return Math.min.apply(null, arr);</text:span></text:p>
            <text:p><text:span text:style-name="T4">}</text:span></text:p>
            <text:p><text:span text:style-name="T4"/></text:p>
            <text:p><text:span text:style-name="T5">Math.min.apply(null, [1, 2, 3]) is equivalent to Math.min(1, 2, 3).</text:span></text:p>
            <text:p><text:span text:style-name="T5"/></text:p>
            <text:p><text:span text:style-name="T5">OR </text:span></text:p>
            <text:p><text:span text:style-name="T5"/></text:p>
            <text:p><text:span text:style-name="T5">Equivalently, you can use the spread operator on the array to pass it directl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orting Object Arrays</text:p>
          </draw:text-box>
        </draw:frame>
        <draw:frame draw:style-name="gr2" draw:text-style-name="P3" draw:layer="layout" svg:width="25cm" svg:height="8.783cm" svg:x="1cm" svg:y="2.5cm">
          <draw:text-box>
            <text:p>const cars = [</text:p>
            <text:p><text:s text:c="2"/>{type:"Volvo", year:2016},</text:p>
            <text:p><text:s text:c="2"/>{type:"Saab", year:2001},</text:p>
            <text:p><text:s text:c="2"/>{type:"BMW", year:2010}</text:p>
            <text:p>];</text:p>
            <text:p/>
            <text:p>Even if objects have properties of different data types, the sort() method can be used to sort the array.</text:p>
            <text:p/>
            <text:p>The solution is to write a compare function to compare the property values:</text:p>
            <text:p/>
            <text:p>cars.sort(function(a, b){return a.year - b.year});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user-transformed="true">
          <draw:text-box>
            <text:p><text:span text:style-name="T6">Comparing string properties is a little more complex</text:span></text:p>
          </draw:text-box>
        </draw:frame>
        <draw:frame draw:style-name="gr2" draw:text-style-name="P8" draw:layer="layout" svg:width="25cm" svg:height="5.228cm" svg:x="1cm" svg:y="3cm">
          <draw:text-box>
            <text:p text:style-name="P7"><text:span text:style-name="T4">cars.sort(function(a, b){</text:span></text:p>
            <text:p text:style-name="P7"><text:span text:style-name="T4"><text:s text:c="2"/></text:span><text:span text:style-name="T4">let x = a.type.toLowerCase();</text:span></text:p>
            <text:p text:style-name="P7"><text:span text:style-name="T4"><text:s text:c="2"/></text:span><text:span text:style-name="T4">let y = b.type.toLowerCase();</text:span></text:p>
            <text:p text:style-name="P7"><text:span text:style-name="T4"><text:s text:c="2"/></text:span><text:span text:style-name="T4">if (x &lt; y) {return -1;}</text:span></text:p>
            <text:p text:style-name="P7"><text:span text:style-name="T4"><text:s text:c="2"/></text:span><text:span text:style-name="T4">if (x &gt; y) {return 1;}</text:span></text:p>
            <text:p text:style-name="P7"><text:span text:style-name="T4"><text:s text:c="2"/></text:span><text:span text:style-name="T4">return 0;</text:span></text:p>
            <text:p text:style-name="P7"><text:span text:style-name="T4">}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8T13:40:00.003406867</meta:creation-date>
    <meta:editing-duration>PT1H6M51S</meta:editing-duration>
    <meta:editing-cycles>5</meta:editing-cycles>
    <meta:generator>LibreOffice/7.3.7.2$Linux_X86_64 LibreOffice_project/30$Build-2</meta:generator>
    <dc:title>Blue Curve</dc:title>
    <dc:date>2023-10-09T10:56:37.571078819</dc:date>
    <meta:document-statistic meta:object-count="82"/>
  </office:meta>
</office:document-meta>
</file>